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1">
  <office:scripts/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Verdana" fo:font-size="24pt" style:font-size-asian="24pt" style:font-size-complex="24pt"/>
    </style:style>
    <style:style style:name="P2" style:family="paragraph" style:parent-style-name="Standard">
      <style:text-properties fo:color="#666666" style:font-name="Verdana" fo:font-size="26pt" style:font-size-asian="26pt" style:font-size-complex="26pt"/>
    </style:style>
    <style:style style:name="P3" style:family="paragraph" style:parent-style-name="Text_20_body">
      <style:text-properties fo:color="#4c4c4c" style:font-name="Verdan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World’s Most Popular</text:p>
      <text:p text:style-name="P2">Open Source Database</text:p>
      <text:p text:style-name="P2">is Now Available as Your</text:p>
      <text:p text:style-name="P2">Global Standard.</text:p>
      <text:p text:style-name="P1"/>
      <text:p text:style-name="P1"/>
      <text:p text:style-name="P3">MySQL is broadly recognized as the world’s most popular open source</text:p>
      <text:p text:style-name="P3">database, deployed by some of the planet’s most recognizable web sites</text:p>
      <text:p text:style-name="P3">including Facebook, Google, Yahoo!, and YouTube, to name a few.</text:p>
      <text:p text:style-name="P3"/>
      <text:p text:style-name="P3">Having completed the acquisition of MySQL, Sun Microsystems is now</text:p>
      <text:p text:style-name="P3">pleased to present a more comprehensive lineup of traditional licensing</text:p>
      <text:p text:style-name="P3">and global support services to enterprises seeking the scale, innovation</text:p>
      <text:p text:style-name="P3">and value its extraordinary user community has come to expect. On any</text:p>
      <text:p text:style-name="P3">operating system, and any hardware platform. For more information,</text:p>
      <text:p text:style-name="P3">go to sun.com/globalstandard or contact your local Sun sales representative.</text:p>
      <text:p text:style-name="P3"/>
      <text:p text:style-name="P3">And if you’re thinking “Wow, the world just changed,” you’re right.</text:p>
      <text:p text:style-name="P3">It di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1"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list-level-position-and-space-mode="label-alignment">
          <style: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2008-04-03T14:22:41.24</meta:creation-date>
    <meta:document-statistic meta:table-count="0" meta:image-count="0" meta:object-count="0" meta:page-count="1" meta:paragraph-count="15" meta:word-count="121" meta:character-count="778"/>
    <dc:date>2008-04-03T14:33:41.32</dc:date>
    <meta:editing-duration>PT00H11M00S</meta:editing-duration>
    <meta:editing-cycles>1</meta:editing-cycles>
    <meta:generator>OOo-dev/3.0_Beta$Win32 OpenOffice.org_project/300m3$Build-9284</meta:generator>
  </office:meta>
</office:document-meta>
</file>